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Bitstream Vera Sans Mono" svg:font-family="'Bitstream Vera Sans Mono'" style:font-family-generic="swiss" style:font-pitch="fixed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Preformatted_20_Text">
      <style:text-properties fo:color="#000000" style:font-name="Bitstream Vera Sans Mono" fo:font-size="8pt" fo:font-weight="bold" style:font-size-asian="8pt" style:font-size-complex="8pt"/>
    </style:style>
    <style:style style:name="P2" style:family="paragraph" style:parent-style-name="Preformatted_20_Text">
      <style:text-properties fo:color="#000000" style:font-name="Bitstream Vera Sans Mono" fo:font-size="8pt" style:font-size-asian="8pt" style:font-size-complex="8pt"/>
    </style:style>
    <style:style style:name="P3" style:family="paragraph" style:parent-style-name="Preformatted_20_Text">
      <style:paragraph-properties fo:margin-top="0cm" fo:margin-bottom="0.499cm"/>
      <style:text-properties fo:color="#000000" style:font-name="Bitstream Vera Sans Mono" fo:font-size="8pt" style:font-size-asian="8pt" style:font-size-complex="8pt"/>
    </style:style>
    <style:style style:name="T1" style:family="text">
      <style:text-properties fo:font-variant="normal" fo:text-transform="none" fo:background-color="#ffffff"/>
    </style:style>
    <style:style style:name="T2" style:family="text">
      <style:text-properties fo:font-weight="bold"/>
    </style:style>
    <style:style style:name="T3" style:family="text">
      <style:text-properties fo:font-style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1: </text:span>public class HumanNode {</text:p>
      <text:p text:style-name="P2"><text:span text:style-name="T1"><text:s/>2: </text:span><text:s text:c="4"/>HumanNode prev<text:span text:style-name="T2">,</text:span> next<text:span text:style-name="T2">;</text:span></text:p>
      <text:p text:style-name="P2"><text:span text:style-name="T1"><text:s/>3: </text:span><text:s text:c="4"/><text:span text:style-name="T2">private</text:span> String <text:s/>name<text:span text:style-name="T2">;</text:span></text:p>
      <text:p text:style-name="P2"><text:span text:style-name="T1"><text:s/>4: </text:span><text:s text:c="4"/><text:span text:style-name="T2">private</text:span> String <text:s/>adress<text:span text:style-name="T2">;</text:span></text:p>
      <text:p text:style-name="P2"><text:span text:style-name="T1"><text:s/>5: </text:span><text:s text:c="4"/><text:span text:style-name="T2">private</text:span> String <text:s/>cpf<text:span text:style-name="T2">;</text:span></text:p>
      <text:p text:style-name="P2"><text:span text:style-name="T1"><text:s/>6: </text:span><text:s text:c="4"/><text:span text:style-name="T2">private</text:span> <text:span text:style-name="T2">char</text:span> <text:s text:c="3"/>sexo<text:span text:style-name="T2">;</text:span></text:p>
      <text:p text:style-name="P2"><text:span text:style-name="T1"><text:s/>7: </text:span><text:s text:c="4"/><text:span text:style-name="T2">private</text:span> <text:span text:style-name="T2">int</text:span> <text:s text:c="4"/>age<text:span text:style-name="T2">;</text:span></text:p>
      <text:p text:style-name="P2"><text:span text:style-name="T1"><text:s/>8: </text:span><text:s text:c="4"/>HumanNode <text:span text:style-name="T2">()</text:span> <text:span text:style-name="T2">{</text:span></text:p>
      <text:p text:style-name="P2"><text:span text:style-name="T1"><text:s/>9: </text:span><text:s text:c="12"/>prev = next = <text:span text:style-name="T2">null;</text:span></text:p>
      <text:p text:style-name="P2"><text:span text:style-name="T1">10: </text:span><text:s text:c="4"/><text:span text:style-name="T2">}</text:span></text:p>
      <text:p text:style-name="P2"><text:span text:style-name="T1">11: </text:span><text:s text:c="4"/>HumanNode <text:span text:style-name="T2">(</text:span> String myName<text:span text:style-name="T2">,</text:span> String myAdress<text:span text:style-name="T2">,</text:span> String myCpf<text:span text:style-name="T2">,</text:span> <text:span text:style-name="T2">char</text:span> mySexo<text:span text:style-name="T2">,</text:span> <text:span text:style-name="T2">int</text:span> myAge <text:span text:style-name="T2">)</text:span> <text:span text:style-name="T2">{</text:span></text:p>
      <text:p text:style-name="P2"><text:span text:style-name="T1">12:<text:tab/><text:tab/></text:span><text:span text:style-name="T2">this.</text:span>name=myName<text:span text:style-name="T2">;this.</text:span>adress=myAdress<text:span text:style-name="T2">;this.</text:span>cpf=myCpf<text:span text:style-name="T2">;this.</text:span>sexo=mySexo<text:span text:style-name="T2">;this.</text:span>age=myAge<text:span text:style-name="T2">;</text:span></text:p>
      <text:p text:style-name="P2"><text:span text:style-name="T1">13: </text:span><text:s text:c="4"/><text:span text:style-name="T2">}</text:span></text:p>
      <text:p text:style-name="P2"><text:span text:style-name="T1">14: </text:span><text:s text:c="4"/><text:span text:style-name="T3">/** <text:s text:c="4"/>Retorna o campo nome <text:s text:c="3"/>*/</text:span></text:p>
      <text:p text:style-name="P2"><text:span text:style-name="T1">15: </text:span><text:s text:c="4"/><text:span text:style-name="T2">public</text:span> String getName <text:span text:style-name="T2">()</text:span> <text:span text:style-name="T2">{</text:span></text:p>
      <text:p text:style-name="P2"><text:span text:style-name="T1">16: </text:span><text:s text:c="12"/><text:span text:style-name="T2">return</text:span> <text:span text:style-name="T2">this.</text:span>name<text:span text:style-name="T2">;</text:span></text:p>
      <text:p text:style-name="P2"><text:span text:style-name="T1">17: </text:span><text:s text:c="4"/><text:span text:style-name="T2">}</text:span></text:p>
      <text:p text:style-name="P2"><text:span text:style-name="T1">18: </text:span><text:s text:c="4"/><text:span text:style-name="T3">/** <text:s text:c="4"/>Retorna o campo Endereco <text:s text:c="7"/>*/</text:span></text:p>
      <text:p text:style-name="P2"><text:span text:style-name="T1">19: </text:span><text:s text:c="4"/><text:span text:style-name="T2">public</text:span> String getAdress <text:span text:style-name="T2">()</text:span> <text:span text:style-name="T2">{</text:span></text:p>
      <text:p text:style-name="P2"><text:span text:style-name="T1">20: </text:span><text:s text:c="12"/><text:span text:style-name="T2">return</text:span> <text:span text:style-name="T2">this.</text:span>adress<text:span text:style-name="T2">;</text:span></text:p>
      <text:p text:style-name="P2"><text:span text:style-name="T1">21: </text:span><text:s text:c="4"/><text:span text:style-name="T2">}</text:span></text:p>
      <text:p text:style-name="P2"><text:span text:style-name="T1">22: </text:span><text:s text:c="4"/><text:span text:style-name="T3">/** <text:s text:c="4"/>Retorna o campo cpf <text:s text:c="4"/>*/</text:span></text:p>
      <text:p text:style-name="P2"><text:span text:style-name="T1">23: </text:span><text:s text:c="4"/><text:span text:style-name="T2">public</text:span> String getCPF <text:span text:style-name="T2">()</text:span> <text:span text:style-name="T2">{</text:span></text:p>
      <text:p text:style-name="P2"><text:span text:style-name="T1">24: </text:span><text:s text:c="12"/><text:span text:style-name="T2">return</text:span> <text:span text:style-name="T2">this.</text:span>cpf<text:span text:style-name="T2">;</text:span></text:p>
      <text:p text:style-name="P2"><text:span text:style-name="T1">25: </text:span><text:s text:c="4"/><text:span text:style-name="T2">}</text:span></text:p>
      <text:p text:style-name="P2"><text:span text:style-name="T1">26: </text:span><text:s text:c="4"/><text:span text:style-name="T3">/** <text:s text:c="4"/>Retorna o campo sexo <text:s text:c="3"/>*/</text:span></text:p>
      <text:p text:style-name="P2"><text:span text:style-name="T1">27: </text:span><text:s text:c="4"/><text:span text:style-name="T2">public</text:span> <text:span text:style-name="T2">char</text:span> getSexo <text:span text:style-name="T2">()</text:span> <text:span text:style-name="T2">{</text:span></text:p>
      <text:p text:style-name="P2"><text:span text:style-name="T1">28: </text:span><text:s text:c="12"/><text:span text:style-name="T2">return</text:span> <text:span text:style-name="T2">this.</text:span>sexo<text:span text:style-name="T2">;</text:span></text:p>
      <text:p text:style-name="P2"><text:span text:style-name="T1">29: </text:span><text:s text:c="4"/><text:span text:style-name="T2">}</text:span></text:p>
      <text:p text:style-name="P2"><text:span text:style-name="T1">30: </text:span><text:s text:c="4"/><text:span text:style-name="T3">/** <text:s text:c="4"/>Retorna o campo idade <text:s text:c="2"/>*/</text:span></text:p>
      <text:p text:style-name="P2"><text:span text:style-name="T1">31: </text:span><text:s text:c="4"/><text:span text:style-name="T2">public</text:span> <text:span text:style-name="T2">int</text:span> getAge <text:span text:style-name="T2">()</text:span> <text:span text:style-name="T2">{</text:span></text:p>
      <text:p text:style-name="P2"><text:span text:style-name="T1">32: </text:span><text:s text:c="12"/><text:span text:style-name="T2">return</text:span> <text:span text:style-name="T2">this.</text:span>age<text:span text:style-name="T2">;</text:span></text:p>
      <text:p text:style-name="P2"><text:span text:style-name="T1">33: </text:span><text:s text:c="4"/><text:span text:style-name="T2">}</text:span></text:p>
      <text:p text:style-name="P2"><text:span text:style-name="T1">34: </text:span><text:s text:c="4"/><text:span text:style-name="T3">/** <text:s text:c="4"/>Seta o campo nome <text:s text:c="6"/>*/</text:span></text:p>
      <text:p text:style-name="P2"><text:span text:style-name="T1">35: </text:span><text:s text:c="4"/><text:span text:style-name="T2">public</text:span> <text:span text:style-name="T2">void</text:span> setName <text:span text:style-name="T2">(</text:span>String n<text:span text:style-name="T2">)</text:span> <text:span text:style-name="T2">{</text:span></text:p>
      <text:p text:style-name="P2"><text:span text:style-name="T1">36: </text:span><text:s text:c="12"/><text:span text:style-name="T2">this.</text:span>name = n<text:span text:style-name="T2">;</text:span></text:p>
      <text:p text:style-name="P2"><text:span text:style-name="T1">37: </text:span><text:s text:c="4"/><text:span text:style-name="T2">}</text:span></text:p>
      <text:p text:style-name="P2"><text:span text:style-name="T1">38: </text:span><text:s text:c="4"/><text:span text:style-name="T3">/** <text:s text:c="4"/>Seta o campo endereco <text:s text:c="2"/>*/</text:span></text:p>
      <text:p text:style-name="P2"><text:span text:style-name="T1">39: </text:span><text:s text:c="4"/><text:span text:style-name="T2">public</text:span> <text:span text:style-name="T2">void</text:span> setAdress <text:span text:style-name="T2">(</text:span>String add<text:span text:style-name="T2">)</text:span> <text:span text:style-name="T2">{</text:span></text:p>
      <text:p text:style-name="P2"><text:span text:style-name="T1">40: </text:span><text:s text:c="12"/><text:span text:style-name="T2">this.</text:span>adress = add<text:span text:style-name="T2">;</text:span></text:p>
      <text:p text:style-name="P2"><text:span text:style-name="T1">41: </text:span><text:s text:c="4"/><text:span text:style-name="T2">}</text:span></text:p>
      <text:p text:style-name="P2"><text:span text:style-name="T1">42: </text:span><text:s text:c="4"/><text:span text:style-name="T3">/** <text:s text:c="4"/>Seta o campo cpf <text:s text:c="7"/>*/</text:span></text:p>
      <text:p text:style-name="P2"><text:span text:style-name="T1">43: </text:span><text:s text:c="4"/><text:span text:style-name="T2">public</text:span> <text:span text:style-name="T2">void</text:span> setCPF <text:span text:style-name="T2">(</text:span>String c<text:span text:style-name="T2">)</text:span> <text:span text:style-name="T2">{</text:span></text:p>
      <text:p text:style-name="P2"><text:span text:style-name="T1">44: </text:span><text:s text:c="12"/><text:span text:style-name="T2">this.</text:span>cpf = c<text:span text:style-name="T2">;</text:span></text:p>
      <text:p text:style-name="P2"><text:span text:style-name="T1">45: </text:span><text:s text:c="4"/><text:span text:style-name="T2">}</text:span></text:p>
      <text:p text:style-name="P2"><text:span text:style-name="T1">46: </text:span><text:s text:c="4"/><text:span text:style-name="T3">/** <text:s text:c="4"/>Seta o campo sexo <text:s text:c="6"/>*/</text:span></text:p>
      <text:p text:style-name="P2"><text:span text:style-name="T1">47: </text:span><text:s text:c="4"/><text:span text:style-name="T2">public</text:span> <text:span text:style-name="T2">void</text:span> setSexo <text:span text:style-name="T2">(char</text:span> sex<text:span text:style-name="T2">)</text:span> <text:span text:style-name="T2">{</text:span></text:p>
      <text:p text:style-name="P2"><text:span text:style-name="T1">48: </text:span><text:s text:c="12"/><text:span text:style-name="T2">this.</text:span>sexo = sex<text:span text:style-name="T2">;</text:span></text:p>
      <text:p text:style-name="P2"><text:span text:style-name="T1">49: </text:span><text:s text:c="4"/><text:span text:style-name="T2">}</text:span></text:p>
      <text:p text:style-name="P2"><text:span text:style-name="T1">50: </text:span><text:s text:c="4"/><text:span text:style-name="T3">/** <text:s text:c="4"/>Seta o campo idade <text:s text:c="5"/>*/</text:span></text:p>
      <text:p text:style-name="P2"><text:span text:style-name="T1">51: </text:span><text:s text:c="4"/><text:span text:style-name="T2">public</text:span> <text:span text:style-name="T2">void</text:span> setAge <text:span text:style-name="T2">(int</text:span> ag<text:span text:style-name="T2">)</text:span> <text:span text:style-name="T2">{</text:span></text:p>
      <text:p text:style-name="P2"><text:span text:style-name="T1">52: </text:span><text:s text:c="12"/><text:span text:style-name="T2">this.</text:span>age = ag<text:span text:style-name="T2">;</text:span></text:p>
      <text:p text:style-name="P2"><text:span text:style-name="T1">53: </text:span><text:s text:c="4"/><text:span text:style-name="T2">}</text:span></text:p>
      <text:p text:style-name="P2"><text:span text:style-name="T1">54: </text:span><text:s text:c="4"/><text:span text:style-name="T3">/** <text:s text:c="4"/>Imprime dados completos da pessoa <text:s text:c="6"/>*/</text:span></text:p>
      <text:p text:style-name="P2"><text:span text:style-name="T1">55: </text:span><text:s text:c="4"/><text:span text:style-name="T2">public</text:span> <text:span text:style-name="T2">void</text:span> printMe<text:span text:style-name="T2">()</text:span> <text:span text:style-name="T2">{</text:span></text:p>
      <text:p text:style-name="P2"><text:span text:style-name="T1">56: </text:span><text:s text:c="12"/>System<text:span text:style-name="T2">.</text:span>out<text:span text:style-name="T2">.</text:span>println <text:span text:style-name="T2">(</text:span>"-------------------------------"<text:span text:style-name="T2">);</text:span></text:p>
      <text:p text:style-name="P2"><text:span text:style-name="T1">57: </text:span><text:s text:c="12"/>System<text:span text:style-name="T2">.</text:span>out<text:span text:style-name="T2">.</text:span>println <text:span text:style-name="T2">(</text:span> <text:span text:style-name="T2">this.</text:span>getName<text:span text:style-name="T2">()</text:span> <text:span text:style-name="T2">);</text:span></text:p>
      <text:p text:style-name="P2"><text:span text:style-name="T1">58: </text:span><text:s text:c="12"/>System<text:span text:style-name="T2">.</text:span>out<text:span text:style-name="T2">.</text:span>println <text:span text:style-name="T2">(</text:span> <text:span text:style-name="T2">this.</text:span>getCPF<text:span text:style-name="T2">()</text:span> <text:span text:style-name="T2">);</text:span></text:p>
      <text:p text:style-name="P2"><text:span text:style-name="T1">59: </text:span><text:s text:c="12"/>System<text:span text:style-name="T2">.</text:span>out<text:span text:style-name="T2">.</text:span>println <text:span text:style-name="T2">(</text:span> <text:span text:style-name="T2">this.</text:span>getAdress<text:span text:style-name="T2">()</text:span> <text:span text:style-name="T2">);</text:span></text:p>
      <text:p text:style-name="P2"><text:span text:style-name="T1">60: </text:span><text:s text:c="12"/>System<text:span text:style-name="T2">.</text:span>out<text:span text:style-name="T2">.</text:span>println <text:span text:style-name="T2">(</text:span> <text:span text:style-name="T2">this.</text:span>getSexo<text:span text:style-name="T2">()</text:span> <text:span text:style-name="T2">);</text:span></text:p>
      <text:p text:style-name="P2"><text:span text:style-name="T1">61: </text:span><text:s text:c="12"/>System<text:span text:style-name="T2">.</text:span>out<text:span text:style-name="T2">.</text:span>println <text:span text:style-name="T2">(</text:span> <text:span text:style-name="T2">this.</text:span>getAge<text:span text:style-name="T2">()</text:span> <text:span text:style-name="T2">);</text:span></text:p>
      <text:p text:style-name="P2"><text:span text:style-name="T1">62: </text:span><text:s text:c="12"/>System<text:span text:style-name="T2">.</text:span>out<text:span text:style-name="T2">.</text:span>println <text:span text:style-name="T2">(</text:span>"-------------------------------"<text:span text:style-name="T2">);</text:span></text:p>
      <text:p text:style-name="P2"><text:span text:style-name="T1">63: </text:span><text:s text:c="4"/><text:span text:style-name="T2">}</text:span></text:p>
      <text:p text:style-name="P2"><text:span text:style-name="T1">64: </text:span><text:s text:c="4"/><text:span text:style-name="T3">/** <text:s text:c="4"/>Retorna os dados completos da pessoa numa String <text:s text:c="7"/>*/</text:span></text:p>
      <text:p text:style-name="P2"><text:span text:style-name="T1">65: </text:span><text:s text:c="4"/><text:span text:style-name="T2">public</text:span> String printMeG<text:span text:style-name="T2">()</text:span> <text:span text:style-name="T2">{</text:span></text:p>
      <text:p text:style-name="P2"><text:span text:style-name="T1">66: </text:span><text:s text:c="12"/>String retorno = </text:p>
      <text:p text:style-name="P2"><text:span text:style-name="T1">67: </text:span><text:s text:c="29"/>"--------------------------------------------------------\n"+</text:p>
      <text:p text:style-name="P2"><text:span text:style-name="T1">68: </text:span><text:s text:c="29"/>"Nome:\t"+<text:span text:style-name="T2">this.</text:span>getName<text:span text:style-name="T2">()</text:span>+"\n"+</text:p>
      <text:p text:style-name="P2"><text:span text:style-name="T1">69: </text:span><text:s text:c="29"/>"CPF:\t"+<text:span text:style-name="T2">this.</text:span>getCPF<text:span text:style-name="T2">()</text:span>+"\n"+</text:p>
      <text:p text:style-name="P2"><text:span text:style-name="T1">70: </text:span><text:s text:c="29"/>"Idade:\t"+<text:span text:style-name="T2">this.</text:span>getAge<text:span text:style-name="T2">()</text:span>+"\n"+</text:p>
      <text:p text:style-name="P2"><text:span text:style-name="T1">71: </text:span><text:s text:c="29"/>"Sexo:\t"+<text:span text:style-name="T2">this.</text:span>getSexo<text:span text:style-name="T2">()</text:span>+"\n"+</text:p>
      <text:p text:style-name="P2"><text:span text:style-name="T1">72: </text:span><text:s text:c="29"/>"Endereço:\t"+<text:span text:style-name="T2">this.</text:span>getAdress<text:span text:style-name="T2">()</text:span>+"\n"+</text:p>
      <text:p text:style-name="P2"><text:span text:style-name="T1">73: </text:span><text:s text:c="29"/>"--------------------------------------------------------\n"<text:span text:style-name="T2">;</text:span></text:p>
      <text:p text:style-name="P2"><text:span text:style-name="T1">74: </text:span><text:s text:c="12"/><text:span text:style-name="T2">return</text:span> retorno<text:span text:style-name="T2">;</text:span></text:p>
      <text:p text:style-name="P2"><text:span text:style-name="T1">75: </text:span><text:s text:c="4"/><text:span text:style-name="T2">}</text:span></text:p>
      <text:p text:style-name="P3"><text:span text:style-name="T1">76: </text:span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Bitstream Vera Sans Mono" svg:font-family="'Bitstream Vera Sans Mono'" style:font-family-generic="swiss" style:font-pitch="fixed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pt" fo:country="BR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 AMT" fo:font-size="10pt" style:font-name-asian="Cumberland AMT" style:font-size-asian="10pt" style:font-name-complex="Cumberland AMT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Bitstream Vera Sans" fo:font-size="8pt" style:font-size-asian="8pt" style:font-size-complex="8pt"/>
    </style:style>
    <style:page-layout style:name="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itle>Trabalho Prático III - AEDS II</text:title><text:tab/><text:tab/><text:subject>Anexo I - CódigoFonte - HumaNode.java</text:subject></text:p>
      </style:header>
      <style:footer>
        <text:p text:style-name="Footer"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dc:title>Trabalho Prático III - AEDS II</dc:title>
    <dc:subject>Anexo I - CódigoFonte - HumaNode.java</dc:subject>
    <meta:initial-creator>Gustavo Guimaraes</meta:initial-creator>
    <meta:creation-date>2006-05-20T09:56:31</meta:creation-date>
    <dc:creator>Gustavo Guimaraes</dc:creator>
    <dc:date>2006-05-20T10:18:00</dc:date>
    <dc:language>pt-BR</dc:language>
    <meta:editing-cycles>6</meta:editing-cycles>
    <meta:editing-duration>PT17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8" meta:word-count="279" meta:character-count="2874"/>
  </office:meta>
</office:document-meta>
</file>